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01b" officeooo:paragraph-rsid="000dddad"/>
    </style:style>
    <style:style style:name="P2" style:family="paragraph" style:parent-style-name="Standard">
      <style:paragraph-properties fo:text-align="center" style:justify-single-word="false"/>
      <style:text-properties fo:font-size="14pt" officeooo:rsid="0007f9af" officeooo:paragraph-rsid="0007f9af" style:font-size-asian="14pt" style:font-size-complex="14pt"/>
    </style:style>
    <style:style style:name="P3" style:family="paragraph" style:parent-style-name="Standard">
      <style:text-properties fo:font-style="italic" officeooo:rsid="000e5d83" officeooo:paragraph-rsid="000e5d83" style:font-style-asian="italic" style:font-style-complex="italic"/>
    </style:style>
    <style:style style:name="P4" style:family="paragraph" style:parent-style-name="Standard">
      <style:text-properties officeooo:paragraph-rsid="000e5d83"/>
    </style:style>
    <style:style style:name="P5" style:family="paragraph" style:parent-style-name="Standard">
      <style:text-properties officeooo:paragraph-rsid="001b0c07"/>
    </style:style>
    <style:style style:name="P6" style:family="paragraph" style:parent-style-name="Standard">
      <style:text-properties fo:font-style="italic" officeooo:rsid="000e5d83" officeooo:paragraph-rsid="000e5d83" style:font-style-asian="italic" style:font-style-complex="italic"/>
    </style:style>
    <style:style style:name="P7" style:family="paragraph" style:parent-style-name="Standard">
      <style:text-properties fo:font-style="italic" officeooo:rsid="000e5d83" officeooo:paragraph-rsid="0010fbb3" style:font-style-asian="italic" style:font-style-complex="italic"/>
    </style:style>
    <style:style style:name="P8" style:family="paragraph" style:parent-style-name="Standard">
      <style:text-properties fo:font-style="italic" officeooo:rsid="0024402f" officeooo:paragraph-rsid="0024402f" style:font-style-asian="italic" style:font-style-complex="italic"/>
    </style:style>
    <style:style style:name="P9" style:family="paragraph" style:parent-style-name="Standard">
      <style:text-properties fo:font-style="normal" officeooo:rsid="0026a7a9" officeooo:paragraph-rsid="0026a7a9" style:font-style-asian="normal" style:font-style-complex="normal"/>
    </style:style>
    <style:style style:name="P10" style:family="paragraph" style:parent-style-name="Standard">
      <style:text-properties fo:font-style="normal" officeooo:rsid="002a0553" officeooo:paragraph-rsid="002a0553" style:font-style-asian="normal" style:font-style-complex="normal"/>
    </style:style>
    <style:style style:name="P11" style:family="paragraph" style:parent-style-name="Standard">
      <style:text-properties fo:font-style="normal" officeooo:rsid="001c3578" officeooo:paragraph-rsid="001c3578" fo:background-color="#ffff00" style:font-style-asian="normal" style:font-style-complex="normal"/>
    </style:style>
    <style:style style:name="P12" style:family="paragraph" style:parent-style-name="Standard">
      <style:text-properties fo:font-style="normal" officeooo:rsid="0024402f" officeooo:paragraph-rsid="0024402f" fo:background-color="#ffff00" style:font-style-asian="normal" style:font-style-complex="normal"/>
    </style:style>
    <style:style style:name="P13" style:family="paragraph" style:parent-style-name="Standard">
      <style:text-properties fo:font-style="normal" officeooo:paragraph-rsid="0028792d" fo:background-color="#ffff00" style:font-style-asian="normal" style:font-style-complex="normal"/>
    </style:style>
    <style:style style:name="P14" style:family="paragraph" style:parent-style-name="Standard">
      <style:text-properties officeooo:paragraph-rsid="001c3578"/>
    </style:style>
    <style:style style:name="P15" style:family="paragraph" style:parent-style-name="Standard">
      <style:text-properties officeooo:paragraph-rsid="001e3423" fo:background-color="#ffff00"/>
    </style:style>
    <style:style style:name="P16" style:family="paragraph" style:parent-style-name="Standard">
      <style:text-properties officeooo:paragraph-rsid="001fc66d" fo:background-color="#ffff00"/>
    </style:style>
    <style:style style:name="P17" style:family="paragraph" style:parent-style-name="Standard">
      <style:text-properties officeooo:paragraph-rsid="00210dc8" fo:background-color="#ffff00"/>
    </style:style>
    <style:style style:name="P18" style:family="paragraph" style:parent-style-name="Standard">
      <style:text-properties officeooo:paragraph-rsid="0024552a" fo:background-color="#ffff00"/>
    </style:style>
    <style:style style:name="P19" style:family="paragraph" style:parent-style-name="Standard">
      <style:text-properties officeooo:paragraph-rsid="0026a7a9" fo:background-color="#ffff00"/>
    </style:style>
    <style:style style:name="P20" style:family="paragraph" style:parent-style-name="Standard">
      <style:text-properties officeooo:paragraph-rsid="0024552a" fo:background-color="#ffff00"/>
    </style:style>
    <style:style style:name="P21" style:family="paragraph" style:parent-style-name="Standard">
      <style:text-properties officeooo:paragraph-rsid="001e3423"/>
    </style:style>
    <style:style style:name="P22" style:family="paragraph" style:parent-style-name="Standard">
      <style:text-properties officeooo:paragraph-rsid="0021a9a3"/>
    </style:style>
    <style:style style:name="P23" style:family="paragraph" style:parent-style-name="Standard">
      <style:text-properties officeooo:paragraph-rsid="000e5d83"/>
    </style:style>
    <style:style style:name="P24" style:family="paragraph" style:parent-style-name="Standard">
      <style:text-properties officeooo:paragraph-rsid="0035e4a2"/>
    </style:style>
    <style:style style:name="T1" style:family="text">
      <style:text-properties officeooo:rsid="000b1cb9"/>
    </style:style>
    <style:style style:name="T2" style:family="text">
      <style:text-properties officeooo:rsid="000c4035"/>
    </style:style>
    <style:style style:name="T3" style:family="text">
      <style:text-properties officeooo:rsid="00103025"/>
    </style:style>
    <style:style style:name="T4" style:family="text">
      <style:text-properties fo:color="#000000" style:font-name="Times New Roman" fo:font-size="12pt"/>
    </style:style>
    <style:style style:name="T5" style:family="text">
      <style:text-properties fo:color="#000000" style:font-name="Times New Roman" fo:font-size="12pt" fo:background-color="#ffffff" loext:char-shading-value="0"/>
    </style:style>
    <style:style style:name="T6" style:family="text">
      <style:text-properties fo:color="#000000" style:font-name="Times New Roman" fo:font-size="12pt" officeooo:rsid="00172543" fo:background-color="#ffffff" loext:char-shading-value="0"/>
    </style:style>
    <style:style style:name="T7" style:family="text">
      <style:text-properties fo:color="#000000" style:font-name="Times New Roman" fo:font-size="12pt" officeooo:rsid="00172543" fo:background-color="#ffff00" loext:char-shading-value="0"/>
    </style:style>
    <style:style style:name="T8" style:family="text">
      <style:text-properties fo:color="#000000" style:font-name="Times New Roman" fo:font-size="12pt" officeooo:rsid="0017aaa2" fo:background-color="#ffff00" loext:char-shading-value="0"/>
    </style:style>
    <style:style style:name="T9" style:family="text">
      <style:text-properties fo:color="#000000" style:font-name="Times New Roman" fo:font-size="12pt" fo:background-color="#ffff00" loext:char-shading-value="0"/>
    </style:style>
    <style:style style:name="T10" style:family="text">
      <style:text-properties fo:color="#000000" style:font-name="Times New Roman" fo:font-size="12pt" officeooo:rsid="002a0553" fo:background-color="#ffff00" loext:char-shading-value="0"/>
    </style:style>
    <style:style style:name="T11" style:family="text">
      <style:text-properties fo:color="#000000" style:font-name="Times New Roman" fo:font-size="12pt" officeooo:rsid="002db87f" fo:background-color="#ffff00" loext:char-shading-value="0"/>
    </style:style>
    <style:style style:name="T12" style:family="text">
      <style:text-properties fo:color="#000000" style:font-name="Times New Roman" fo:font-size="12pt" officeooo:rsid="002f6043" fo:background-color="#ffff00" loext:char-shading-value="0"/>
    </style:style>
    <style:style style:name="T13" style:family="text">
      <style:text-properties fo:color="#000000" style:font-name="Times New Roman" fo:font-size="12pt"/>
    </style:style>
    <style:style style:name="T14" style:family="text">
      <style:text-properties fo:color="#000000" style:font-name="Times New Roman" fo:font-size="12pt" fo:font-style="normal" officeooo:rsid="000e5d83" fo:background-color="#ffffff" loext:char-shading-value="0" style:font-style-asian="normal" style:font-style-complex="normal"/>
    </style:style>
    <style:style style:name="T15" style:family="text">
      <style:text-properties fo:color="#000000" style:font-name="Times New Roman" fo:font-size="12pt" fo:font-style="normal" officeooo:rsid="0010fbb3" fo:background-color="#ffffff" loext:char-shading-value="0" style:font-style-asian="normal" style:font-style-complex="normal"/>
    </style:style>
    <style:style style:name="T16" style:family="text">
      <style:text-properties fo:color="#000000" style:font-name="Times New Roman" fo:font-size="12pt" fo:font-style="normal" officeooo:rsid="00210dc8" fo:background-color="#ffffff" loext:char-shading-value="0" style:font-style-asian="normal" style:font-style-complex="normal"/>
    </style:style>
    <style:style style:name="T17" style:family="text">
      <style:text-properties fo:color="#000000" style:font-name="Times New Roman" fo:font-size="12pt" fo:font-style="normal" officeooo:rsid="0021a9a3" fo:background-color="#ffffff" loext:char-shading-value="0" style:font-style-asian="normal" style:font-style-complex="normal"/>
    </style:style>
    <style:style style:name="T18" style:family="text">
      <style:text-properties fo:color="#000000" style:font-name="Times New Roman" fo:font-size="12pt" fo:font-style="normal" officeooo:rsid="0012f880" fo:background-color="#ffffff" loext:char-shading-value="0" style:font-style-asian="normal" style:font-style-complex="normal"/>
    </style:style>
    <style:style style:name="T19" style:family="text">
      <style:text-properties fo:color="#000000" style:font-name="Times New Roman" fo:font-size="12pt" fo:font-style="normal" officeooo:rsid="0014f73c" fo:background-color="#ffffff" loext:char-shading-value="0" style:font-style-asian="normal" style:font-style-complex="normal"/>
    </style:style>
    <style:style style:name="T20" style:family="text">
      <style:text-properties fo:color="#000000" style:font-name="Times New Roman" fo:font-size="12pt" fo:font-style="normal" officeooo:rsid="002337db" fo:background-color="#ffffff" loext:char-shading-value="0" style:font-style-asian="normal" style:font-style-complex="normal"/>
    </style:style>
    <style:style style:name="T21" style:family="text">
      <style:text-properties fo:color="#000000" style:font-name="Times New Roman" fo:font-size="12pt" fo:font-style="normal" officeooo:rsid="00250d79" style:font-style-asian="normal" style:font-style-complex="normal"/>
    </style:style>
    <style:style style:name="T22" style:family="text">
      <style:text-properties fo:color="#000000" style:font-name="Times New Roman" fo:font-size="12pt" officeooo:rsid="0024552a"/>
    </style:style>
    <style:style style:name="T23" style:family="text">
      <style:text-properties fo:color="#000000" style:font-name="Times New Roman" fo:font-size="12pt" officeooo:rsid="0026a7a9"/>
    </style:style>
    <style:style style:name="T24" style:family="text">
      <style:text-properties fo:color="#000000" style:font-name="Times New Roman" fo:font-size="12pt" officeooo:rsid="0028792d"/>
    </style:style>
    <style:style style:name="T25" style:family="text">
      <style:text-properties fo:color="#000000" style:font-name="Times New Roman" fo:font-size="12pt" officeooo:rsid="002a0553"/>
    </style:style>
    <style:style style:name="T26" style:family="text">
      <style:text-properties fo:color="#000000" style:font-name="Times New Roman" fo:font-size="12pt" fo:font-style="italic" officeooo:rsid="0017aaa2" fo:background-color="#ffff00" loext:char-shading-value="0" style:font-style-asian="italic" style:font-style-complex="italic"/>
    </style:style>
    <style:style style:name="T27" style:family="text">
      <style:text-properties fo:color="#000000" style:font-name="Times New Roman" fo:font-size="12pt" fo:font-style="italic" officeooo:rsid="00172543" fo:background-color="#ffff00" loext:char-shading-value="0" style:font-style-asian="italic" style:font-style-complex="italic"/>
    </style:style>
    <style:style style:name="T28" style:family="text">
      <style:text-properties fo:color="#000000" style:text-position="super 58%" style:font-name="Times New Roman" fo:font-size="12pt" fo:font-style="normal" officeooo:rsid="0021a9a3" fo:background-color="#ffffff" loext:char-shading-value="0" style:font-style-asian="normal" style:font-style-complex="normal"/>
    </style:style>
    <style:style style:name="T29" style:family="text">
      <style:text-properties fo:font-style="italic" officeooo:rsid="000e5d83" style:font-style-asian="italic" style:font-style-complex="italic"/>
    </style:style>
    <style:style style:name="T30" style:family="text">
      <style:text-properties fo:font-style="italic" officeooo:rsid="001b0c07" style:font-style-asian="italic" style:font-style-complex="italic"/>
    </style:style>
    <style:style style:name="T31" style:family="text">
      <style:text-properties officeooo:rsid="001e3423" fo:background-color="#ffff00" loext:char-shading-value="0"/>
    </style:style>
    <style:style style:name="T32" style:family="text">
      <style:text-properties officeooo:rsid="001fc66d"/>
    </style:style>
    <style:style style:name="T33" style:family="text">
      <style:text-properties officeooo:rsid="0020aeae"/>
    </style:style>
    <style:style style:name="T34" style:family="text">
      <style:text-properties officeooo:rsid="00210dc8"/>
    </style:style>
    <style:style style:name="T35" style:family="text">
      <style:text-properties fo:font-style="normal" officeooo:rsid="0024552a" style:font-style-asian="normal" style:font-style-complex="normal"/>
    </style:style>
    <style:style style:name="T36" style:family="text">
      <style:text-properties fo:font-style="normal" officeooo:rsid="00250d79" style:font-style-asian="normal" style:font-style-complex="normal"/>
    </style:style>
    <style:style style:name="T37" style:family="text">
      <style:text-properties fo:font-style="normal" officeooo:rsid="00250d79" style:font-style-asian="normal" style:font-style-complex="normal"/>
    </style:style>
    <style:style style:name="T38" style:family="text">
      <style:text-properties fo:font-style="normal" officeooo:rsid="0026a7a9" style:font-style-asian="normal" style:font-style-complex="normal"/>
    </style:style>
    <style:style style:name="T39" style:family="text">
      <style:text-properties fo:font-style="normal" officeooo:rsid="003094e6" style:font-style-asian="normal" style:font-style-complex="normal"/>
    </style:style>
    <style:style style:name="T40" style:family="text">
      <style:text-properties fo:font-style="normal" officeooo:rsid="003209ca" style:font-style-asian="normal" style:font-style-complex="normal"/>
    </style:style>
    <style:style style:name="T41" style:family="text">
      <style:text-properties fo:font-style="normal" officeooo:rsid="003230fa" style:font-style-asian="normal" style:font-style-complex="normal"/>
    </style:style>
    <style:style style:name="T42" style:family="text">
      <style:text-properties fo:font-style="normal" officeooo:rsid="0035e4a2" style:font-style-asian="normal" style:font-style-complex="normal"/>
    </style:style>
    <style:style style:name="T43" style:family="text">
      <style:text-properties fo:font-style="normal" officeooo:rsid="0037dbbe" style:font-style-asian="normal" style:font-style-complex="normal"/>
    </style:style>
    <style:style style:name="T44" style:family="text">
      <style:text-properties fo:font-style="normal" officeooo:rsid="0038b0b4" style:font-style-asian="normal" style:font-style-complex="normal"/>
    </style:style>
    <style:style style:name="T45" style:family="text">
      <style:text-properties officeooo:rsid="0021a9a3"/>
    </style:style>
    <style:style style:name="T46" style:family="text">
      <style:text-properties officeooo:rsid="0028792d"/>
    </style:style>
    <style:style style:name="T47" style:family="text">
      <style:text-properties officeooo:rsid="0038b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derstanding the effects of different management practices on crop microbiome’s</text:p>
      <text:p text:style-name="P3"/>
      <text:p text:style-name="P24"><text:span text:style-name="T39">What is the current problem? The current problem is the need for increasing amounts of food to feed the growing population, however agricultural intensification/expansion goes hand in hand with biodiversity loss. Conventional agricultural management practices include tillage, fertilisation and pesticides. </text:span><text:span text:style-name="T40">The EU Biodiversity Strategy to 2020 </text:span><text:span text:style-name="T41">(2011-2020)</text:span><text:span text:style-name="T40"> aimed to halt the loss of biodiversity and ecosystem services in the EU by 2020, and to restore them as far as possible, while also helping to curb global biodiversity loss. Target 3a of the strategy was to achieve more sustainable agriculture. “By 2020, maximise areas under agriculture across grasslands, arable land and permanent crops that are covered by biodiversity-related measures under the CAP so as to ensure the conservation of biodiversity and to bring about a measurable improvement in the conservation status of species and habitats that depend on or are affected by agriculture and in the provision of ecosystem services as compared to the EU2010 Baseline, thus contributing to enhance sustainable management.” The EU aims to do this by: </text:span><text:span text:style-name="T41">ACTION 8: </text:span><text:span text:style-name="T40">enhancing direct payments for environmental public goods in the EU Common Agricultural Policy, </text:span><text:span text:style-name="T41">The Commission will propose that CAP direct payments will reward the delivery of environmental public goods that go beyond cross-compliance (e.g. permanent pasture, green cover, crop rotation, ecological set-aside, Natura 2000), ACTION 10: conserve Europe’s agricultural genetic diversity, The Commission and Member States will encourage the uptake of agri-environmental measures to support genetic diversity in agriculture and explore the scope for developing a strategy for the conservation of genetic diversity. In other words, promoting the increase of organic/conservation agricultural management practices in order to conserve/restore biodiversity in Europe. </text:span><text:span text:style-name="T42">While this may seem to be an obvious solution to the global biodiversity crisis, the contribution of certified organic agriculture to stop the losses in biodiversity appears to be exaggerated in the public perception. Organic systems are defined by their ban on the use of synthetic agrochemicals, reduced tillage, and emphasis on techniques such as crop rotation. However, it is a myth that organic agriculture is a consequence-less solution. Legally, pesticides are permitted under organic labels as long as they are derived from natural substances, and can do as much damage as their synthetic counterpart. Additionally, overfertilisation is a just as real a problem, </text:span><text:span text:style-name="T43">not only with mineral fertilisers, but also manure. Finally, current estimations are showing that organic systems are becoming increasingly intensified, specialised and further away from the idealism of the original organic movement. </text:span><text:span text:style-name="T44">This paper will aim to: (1) assess the impacts of organic and conventional management practices in agricultural landscapes in Europe on the soil microbiota, and to (2) analyse the success and achievability of The EU Biodiversity Strategy to 2020.</text:span></text:p>
      <text:p text:style-name="P4"><text:span text:style-name="T29"/></text:p>
      <text:p text:style-name="P4"><text:span text:style-name="T29"/></text:p>
      <text:p text:style-name="P24"><text:span text:style-name="T27"/></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oft-page-break/><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text:p>
      <text:p text:style-name="P4"><text:span text:style-name="T29">Paragraph on </text:span><text:span text:style-name="T30">land-use change, more specifically agriculture, and its effects on biodiversity. Include EU’s promise to stop this. </text:span></text:p>
      <text:p text:style-name="P5"/>
      <text:p text:style-name="P22"><text:span text:style-name="T2">Today, you will struggle to find an ecosystem on Earth that has not felt the influence of Man. </text:span><text:span text:style-name="T32">Land use change is a </text:span><text:span text:style-name="T45">significant</text:span><text:span text:style-name="T32"> dichotomy promoting and resulting from the interaction of Man with the environment </text:span><text:span text:style-name="T33">(Verburg et al., 2009)</text:span><text:span text:style-name="T32">. </text:span><text:span text:style-name="T33">For millennia, humans have been exploiting the environment for its vital ecosystem services (Holman et al., 2017). </text:span><text:span text:style-name="T34">Agriculture was first introduced to Europe over 9,000 years ago, as humans began to transition from a nomadic to sedentary lifestyle </text:span><text:span text:style-name="T14">(Armelagos </text:span><text:span text:style-name="T15">et al.</text:span><text:span text:style-name="T14">, 2005). </text:span><text:span text:style-name="T16">Now, almost half (45%) of Europe’s total land mass is agricultural land (Overmars et al., 2013). </text:span><text:span text:style-name="T17">While the rate of agricultural expansion may be worrying, a more primary concern should be agricultural intensification. </text:span><text:span text:style-name="T18">Traditional farming systems in Europe were characterised by </text:span><text:span text:style-name="T19">low levels of agro-chemical input and little mechanisation </text:span><text:span text:style-name="T14">(Dorresteijn et al., 2015)</text:span><text:span text:style-name="T18">, and often correlated to high biodiversity </text:span><text:span text:style-name="T14">(Marini et al., 2009). </text:span><text:span text:style-name="T17">However, in the second half of the 20</text:span><text:span text:style-name="T28">th</text:span><text:span text:style-name="T17"> century, after the second World War, the intensification gradient of European land increased exponentially. Currently, Europe h</text:span><text:span text:style-name="T20">olds some of the highest intensively managed agricultural lands on the planet (Kuemmerle et al., 2016).</text:span></text:p>
      <text:p text:style-name="P17"/>
      <text:p text:style-name="P15"/>
      <text:p text:style-name="P21"><text:span text:style-name="T31">In Europe, a lot of attention is given to policy interventions that are designed to counteract some of the negative consequences of land use change, e.g. the protection of designated ares to avoid conversion to </text:span><text:soft-page-break/><text:span text:style-name="T31">intensive agriculture or the compensation of farmers in less favoured areas to avoid land abandonment and depopulation.</text:span><text:span text:style-name="T9">(Verburg et al., 2009)</text:span><text:span text:style-name="T31"> </text:span></text:p>
      <text:p text:style-name="P5"/>
      <text:p text:style-name="P16"><text:span text:style-name="T32">Now, as the pace of socio-economic and climatic change continues to quicken, their consequences for the land system are commensurately greater and more uncertain. Human activities will further modify the European landscape across scales as population, dietary preferences, trading patterns and management practices all change. </text:span><text:span text:style-name="T4">(Holman et al., 2017)</text:span></text:p>
      <text:p text:style-name="P14"><text:span text:style-name="T6"/></text:p>
      <text:p text:style-name="P14"><text:span text:style-name="T7">Higher-scale studies on the effects of land-use change on biodiversity have focused mainly on ‘major land-use types’ with little attention paid to the intensity of land use. Low-intensity farming systems are critical to nature conservation and protection of the rural environment, while large-scale input-intensive systems can cause major environmental problems in agricultural and surrounding non-agricultural ecosystems. The biodiversity in agricultural landscapes depends largely on the intensity of land use, so an assessment of changes in agricultural biodiversity at the European scale needs spatially explicit information on land-use intensity. </text:span><text:span text:style-name="T8">We can distinguish between input intensity, which is measured by input variables, e.g., chemical fertilisers, pesticides. Post-war agricultural policies in the EU focused mainly on increasing agricultural productivity by prooting technical innovations and by ensuring the rational development of agricultural production (as laid down in article 33 of the EC Treaty). These policies can be considered successful in as far as they have resulted in increased yields and enhanced capacity for self-sufficiency. However, increased agricultural intensity has also resulted in an increasing pressure on biodiversity, and this is likely to continue. In this paper we aim to: (1) assess the land-use intensity and relating biodiversity in agricultural landscapes in the EU25, for the current situation (2000) and to (2) analyse the impact of (agricultural) land-use change on biodiversity for the four EURURALIS scenarios for 2010, 2020, and 2030.</text:span><text:span text:style-name="T7">(Reidsma et al., 2006).</text:span></text:p>
      <text:p text:style-name="P7"/>
      <text:p text:style-name="P3">Paragraph on the effects of agriculture on the earth, specific management practices etc.</text:p>
      <text:p text:style-name="P1">Current agricultural practices are responsible for <text:span text:style-name="T1">the deterioration of</text:span> 72% of species, <text:span text:style-name="T1">according to the Red List of extinct, missing and endangered wild plants (Korneck et al., 1988). </text:span></text:p>
      <text:p text:style-name="P1"/>
      <text:p text:style-name="P3">Paragraph on the effects of agriculture in europe, traditional management practices, when we came to europe, <text:span text:style-name="T3">climate in europe vs other regions, why we import most of our crops, why we struggle to grow our own crops, </text:span>etc.</text:p>
      <text:p text:style-name="P3"/>
      <text:p text:style-name="P3">Paragraph on the introduction of ‘organic’ farming, the benefits that it is supposed to have, <text:span text:style-name="T3">the myth of organic is better.</text:span></text:p>
      <text:p text:style-name="P8"/>
      <text:p text:style-name="P12">The break-through of organic farming in European agriculture took place during the 1990s, when it increased from nothing to around 2% of the main part of European agriculture by 1999 (Foster et al., 1999). </text:p>
      <text:p text:style-name="P12"/>
      <text:p text:style-name="P20"><text:span text:style-name="T35">Both organic farming and no-tillage offer many benefits in view of soil fertility and biodiversity </text:span><text:span text:style-name="T13">(Triplett </text:span><text:span text:style-name="T22">et al.</text:span><text:span text:style-name="T13">, 2008)</text:span><text:span text:style-name="T35">. </text:span><text:span text:style-name="T37">No-tillage systems were developed under conventional management aiming at conserving soil moisture, protecting soils from erosion and minimising soil compaction. However, in no-till systems, weeds are usually controlled by herbicides, and plants fertilised via mineral nitrogen, methods that are not permitted in organic farming systems. Only relatively small areas are currently under no-tillage in Europe, as compared to USA, Brazil, Argentina, Canada and Australia. European farmers in large areas are faced with humid and cold conditions during crop growth, limiting the suitability of no-tillage practices. </text:span><text:span text:style-name="T21">(Mäder et al., 2011).</text:span></text:p>
      <text:p text:style-name="P18"><text:span text:style-name="T36"/></text:p>
      <text:p text:style-name="P19"><text:soft-page-break/><text:span text:style-name="T38">Organic farming is often perceived to have generally beneficial impacts on the environment compared to conventional farming </text:span><text:span text:style-name="T4">(Aldanondo-Ochoa </text:span><text:span text:style-name="T23">et al.</text:span><text:span text:style-name="T4">, 2009). </text:span></text:p>
      <text:p text:style-name="P9"/>
      <text:p text:style-name="P13"><text:span text:style-name="T46">Biodiversity continues to decline, despite the repeated implementation of international conservation conventions, such as the Convention on Biological Diversity (1992), the UN Decade of Biodiversity (2011-2020), and many other biodiversity conservation schemes, which had little success </text:span><text:span text:style-name="T4">(Kleijn et al., 2011)(Pe’er et al., 2017). </text:span><text:span text:style-name="T24">Agriculture is considered the main cause of global biodiversity decline, but conservation objectives still collide with FAO calls for higher crop production to feed the world. Certified organic farming, that is, banning synthetic agrochemicals to achieve sustainability in agricultural systems in general and biodiversity conservation in particular, is often claimed to be the fundamental alternative to conventional farming. However, the contribution of certified organic agriculture to stop the losses in biodiversity appears to be exaggerated in the public perception. In fact, switching from conventional to organic practices increases local species richness by just a third, but leads to considerable yield losses, so that more land is needed to produce the same amount of food. </text:span><text:span text:style-name="T25">(Tscharntke et al., 2021).</text:span></text:p>
      <text:p text:style-name="P13"><text:span text:style-name="T25"/></text:p>
      <text:p text:style-name="P10"><text:span text:style-name="T10">C</text:span><text:span text:style-name="T9">ertified organic farming can enhance biodiversity when compared to conventional farming. On average, organic farming across the worlds crops increases local species richness by ~34$ and abundance by ~50%, with plants and bees benefitting most and other arthropods and birds to a smaller degree. Benefits also vary with crop type and landscape context. </text:span><text:span text:style-name="T11">Moreover, it is a myth that organic farms principally waive pesticides. Pesticides are allowed under organic labels as long as they are derived from natural substances rather than synthetic ones. Natural pesticides can do as much damage as synthetic pesticides. Similarly, harmful overfertilisation occurs not only with mineral fertilisers, but also with manure. Importantly, organic farming enhances only a limited spectrum of species. Lastly, current organic production is increasingly intensified, specialised, and often far away from the idealism and enthusiasm of the original organic movement. Modern organic arable fields can be he monocultures, resembling conventional fields. The Almeria Province (Spain) is the heart of Europe’s intensive agriculture, where &gt;50% of fruits and vegetables are grown under plastic sheets, with the proportion of organic farming increasing over the last decade from 1.4% to 10.3%. </text:span><text:span text:style-name="T12">Further examples of landscape-damaging practices of organic production include vegetables that are produced in greenhouse blocks, favourable doubling yields by intensification and extending growing seasons, but at high cost for biodiversity. Overall, pesticide use, limited species benefits, and the above intensification suggest that certified organic production is not the silver bullet for current biodiversity conservation and agricultural production. </text:span></text:p>
      <text:p text:style-name="P3"/>
      <text:p text:style-name="P3"/>
      <text:p text:style-name="P3">Paragraph <text:span text:style-name="T3">on what my project is investigating, why my project is different from other literature, is it attainable to grow more local crops or is it just moving the problem from one area of the world to another, why we are looking at the soil microbiome as an indicator of ecosystem health.</text:span></text:p>
      <text:p text:style-name="P3"/>
      <text:p text:style-name="P11">As globalisation connects land systems across large distances, spatially disparate linkages between area and intensity changes may also occur. An example for this is the increasing spatial disconnection between production and consumption that may allow land in one region to be set aside while the land-use footprint embodied in traded goods increases elsewhere. These examples highlight the importance of jointly analysing changes in the extent and intensity of land us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13:13:55.494552532</meta:creation-date>
    <dc:date>2022-06-28T00:02:43.856279441</dc:date>
    <meta:editing-duration>PT35M37S</meta:editing-duration>
    <meta:editing-cycles>8</meta:editing-cycles>
    <meta:generator>LibreOffice/6.4.7.2$Linux_X86_64 LibreOffice_project/40$Build-2</meta:generator>
    <meta:document-statistic meta:table-count="0" meta:image-count="0" meta:object-count="0" meta:page-count="4" meta:paragraph-count="18" meta:word-count="1782" meta:character-count="12132" meta:non-whitespace-character-count="10361"/>
  </office:meta>
</office:document-meta>
</file>